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f3ecd" officeooo:paragraph-rsid="001f3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somy 21 Early Detection</text:p>
      <text:p text:style-name="P1">by prenatal screening test</text:p>
      <text:p text:style-name="P1"/>
      <text:p text:style-name="P1">Numbers for women aged 50 years or older* who did or did not participate in mammography screenings for 10 years or more.</text:p>
      <text:p text:style-name="P1"/>
      <text:p text:style-name="P1">Mammography screening reduced the number of women who died from breast cancer.</text:p>
      <text:p text:style-name="P1">However, it had no effect on overall cancer deaths. Among all women taking part in screening, some were overdiagnosed with non-progressive cancer and unnecessarily treated.</text:p>
      <text:p text:style-name="P1"/>
      <text:p text:style-name="P1"/>
      <text:p text:style-name="P1">Benefits<text:tab/><text:tab/><text:tab/><text:tab/><text:tab/><text:tab/><text:tab/><text:tab/>1,000 women<text:tab/> <text:s text:c="4"/>1,000 women</text:p>
      <text:p text:style-name="P1"><text:tab/><text:tab/><text:tab/><text:tab/><text:tab/><text:tab/><text:tab/><text:tab/><text:tab/> <text:s text:c="3"/>without<text:tab/><text:tab/>with</text:p>
      <text:p text:style-name="P1">How many women died from breast cancer?<text:tab/><text:tab/><text:tab/><text:tab/> <text:s text:c="2"/>screening<text:tab/> <text:s text:c="7"/>screening</text:p>
      <text:p text:style-name="P1"/>
      <text:p text:style-name="P1">How many women died from all types of cancer?</text:p>
      <text:p text:style-name="P1"/>
      <text:p text:style-name="P1"/>
      <text:p text:style-name="P1">Harms</text:p>
      <text:p text:style-name="P1"/>
      <text:p text:style-name="P1">How many women experienced false alarms and received</text:p>
      <text:p text:style-name="P1">additional treatments or had biopses?</text:p>
      <text:p text:style-name="P1"/>
      <text:p text:style-name="P1">How many women without non-progressive cancer had</text:p>
      <text:p text:style-name="P1">unnecessary partial or complete breast removal?</text:p>
      <text:p text:style-name="P1"/>
      <text:p text:style-name="P1">*Where no data for women above 50 years of age are available, numbers refer to women above 40 years of age.</text:p>
      <text:p text:style-name="P1">Source: Gotzche &amp; Jorgensen. Cochrane Database Syst Rev 2013(6):CD001877.</text:p>
      <text:p text:style-name="P1">Last update: March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7-12-12T16:39:53.036918981</meta:creation-date>
    <dc:date>2017-12-12T16:46:24.784332414</dc:date>
    <dc:creator>Nicolas </dc:creator>
    <meta:editing-duration>PT6M33S</meta:editing-duration>
    <meta:editing-cycles>1</meta:editing-cycles>
    <meta:document-statistic meta:table-count="0" meta:image-count="0" meta:object-count="0" meta:page-count="1" meta:paragraph-count="17" meta:word-count="153" meta:character-count="1003" meta:non-whitespace-character-count="827"/>
    <meta:generator>LibreOffice/5.2.7.2$Linux_X86_64 LibreOffice_project/20m0$Build-2</meta:generator>
  </office:meta>
</office:document-meta>
</file>